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ormální" style:family="paragraph">
      <style:text-properties style:font-name-complex="Arial"/>
    </style:style>
    <style:style style:name="P19" style:parent-style-name="Normální" style:family="paragraph">
      <style:text-properties style:font-name-complex="Arial"/>
    </style:style>
    <style:style style:name="P20" style:parent-style-name="Normální" style:family="paragraph">
      <style:paragraph-properties fo:text-align="justify"/>
      <style:text-properties style:font-name-complex="Arial" style:font-size-complex="11.5pt"/>
    </style:style>
    <style:style style:name="P21" style:parent-style-name="Normální" style:family="paragraph">
      <style:paragraph-properties fo:text-align="justify"/>
      <style:text-properties style:font-name-complex="Arial" style:font-size-complex="11.5pt"/>
    </style:style>
    <style:style style:name="P22" style:parent-style-name="Normální" style:family="paragraph">
      <style:text-properties style:font-name-complex="Arial"/>
    </style:style>
    <style:style style:name="P23" style:parent-style-name="Normální" style:family="paragraph">
      <style:text-properties style:font-name-complex="Arial"/>
    </style:style>
    <style:style style:name="P24" style:parent-style-name="Normální" style:family="paragraph">
      <style:paragraph-properties>
        <style:tab-stops>
          <style:tab-stop style:type="left" style:position="1.9687in"/>
        </style:tab-stops>
      </style:paragraph-properties>
    </style:style>
    <style:style style:name="T25" style:parent-style-name="Standardnípísmoodstavce" style:family="text">
      <style:text-properties style:font-name-complex="Arial" fo:font-weight="bold" style:font-weight-asian="bold"/>
    </style:style>
    <style:style style:name="T26" style:parent-style-name="Standardnípísmoodstavce" style:family="text">
      <style:text-properties style:font-name-complex="Arial"/>
    </style:style>
    <style:style style:name="T27" style:parent-style-name="Standardnípísmoodstavce" style:family="text">
      <style:text-properties style:font-name-complex="Arial"/>
    </style:style>
    <style:style style:name="P28" style:parent-style-name="Normální" style:family="paragraph">
      <style:paragraph-properties>
        <style:tab-stops>
          <style:tab-stop style:type="left" style:position="1.9687in"/>
        </style:tab-stops>
      </style:paragraph-properties>
      <style:text-properties style:font-name-complex="Arial"/>
    </style:style>
    <style:style style:name="P29" style:parent-style-name="Normální" style:family="paragraph">
      <style:paragraph-properties>
        <style:tab-stops>
          <style:tab-stop style:type="left" style:position="1.9687in"/>
        </style:tab-stops>
      </style:paragraph-properties>
      <style:text-properties style:font-name-complex="Arial"/>
    </style:style>
    <style:style style:name="P30" style:parent-style-name="Normální" style:family="paragraph">
      <style:paragraph-properties>
        <style:tab-stops>
          <style:tab-stop style:type="left" style:position="1.9687in"/>
        </style:tab-stops>
      </style:paragraph-properties>
      <style:text-properties style:font-name-complex="Arial"/>
    </style:style>
    <style:style style:name="P31" style:parent-style-name="Normální" style:family="paragraph">
      <style:paragraph-properties>
        <style:tab-stops>
          <style:tab-stop style:type="left" style:position="1.9687in"/>
        </style:tab-stops>
      </style:paragraph-properties>
      <style:text-properties style:font-name-complex="Arial"/>
    </style:style>
    <style:style style:name="P32" style:parent-style-name="Normální" style:family="paragraph">
      <style:paragraph-properties>
        <style:tab-stops>
          <style:tab-stop style:type="left" style:position="1.9687in"/>
        </style:tab-stops>
      </style:paragraph-properties>
    </style:style>
    <style:style style:name="T33" style:parent-style-name="Standardnípísmoodstavce" style:family="text">
      <style:text-properties style:font-name-complex="Arial" fo:font-weight="bold" style:font-weight-asian="bold"/>
    </style:style>
    <style:style style:name="T34" style:parent-style-name="Standardnípísmoodstavce" style:family="text">
      <style:text-properties style:font-name-complex="Arial" fo:font-weight="bold" style:font-weight-asian="bold"/>
    </style:style>
    <style:style style:name="T35" style:parent-style-name="Standardnípísmoodstavce" style:family="text">
      <style:text-properties style:font-name-complex="Arial"/>
    </style:style>
    <style:style style:name="P36" style:parent-style-name="Normální" style:family="paragraph">
      <style:paragraph-properties fo:text-align="justify"/>
      <style:text-properties style:font-name-complex="Arial" fo:font-weight="bold" style:font-weight-asian="bold" fo:color="#000000" style:font-size-complex="11.5pt"/>
    </style:style>
    <style:style style:name="P37" style:parent-style-name="Normální" style:family="paragraph">
      <style:paragraph-properties fo:text-align="justify"/>
      <style:text-properties style:font-name-complex="Arial" fo:font-weight="bold" style:font-weight-asian="bold" fo:color="#000000" style:font-size-complex="11.5pt"/>
    </style:style>
    <style:style style:name="P38" style:parent-style-name="Normální" style:family="paragraph">
      <style:paragraph-properties fo:text-align="justify"/>
      <style:text-properties style:font-name-complex="Arial" fo:color="#000000" style:font-size-complex="11.5pt"/>
    </style:style>
    <style:style style:name="P39" style:parent-style-name="Normální" style:family="paragraph">
      <style:text-properties style:font-name-complex="Arial"/>
    </style:style>
    <style:style style:name="P40" style:parent-style-name="Normální" style:family="paragraph">
      <style:text-properties style:font-name-complex="Arial" fo:font-weight="bold" style:font-weight-asian="bold" style:font-weight-complex="bold" fo:color="#000000" style:font-size-complex="11.5pt"/>
    </style:style>
    <style:style style:name="P41" style:parent-style-name="Normální" style:family="paragraph">
      <style:text-properties style:font-name-complex="Arial" fo:font-weight="bold" style:font-weight-asian="bold" style:font-size-complex="11.5pt"/>
    </style:style>
    <style:style style:name="P42" style:parent-style-name="Normální" style:family="paragraph">
      <style:paragraph-properties fo:text-align="justify"/>
    </style:style>
    <style:style style:name="T43" style:parent-style-name="Standardnípísmoodstavce" style:family="text">
      <style:text-properties style:font-size-complex="11.5pt"/>
    </style:style>
    <style:style style:name="T44" style:parent-style-name="Hypertextovýodkaz" style:family="text">
      <style:text-properties style:font-size-complex="11.5pt"/>
    </style:style>
    <style:style style:name="T45" style:parent-style-name="Standardnípísmoodstavce" style:family="text">
      <style:text-properties style:font-size-complex="11.5pt"/>
    </style:style>
    <style:style style:name="T46" style:parent-style-name="Standardnípísmoodstavce" style:family="text">
      <style:text-properties style:font-size-complex="11.5pt"/>
    </style:style>
    <style:style style:name="P47" style:parent-style-name="Normální" style:family="paragraph">
      <style:paragraph-properties fo:text-align="justify"/>
    </style:style>
    <style:style style:name="P48" style:parent-style-name="Normální" style:family="paragraph">
      <style:paragraph-properties fo:text-align="justify"/>
      <style:text-properties style:font-size-complex="11.5pt"/>
    </style:style>
    <style:style style:name="P49" style:parent-style-name="Normální" style:family="paragraph">
      <style:paragraph-properties fo:text-align="justify"/>
      <style:text-properties style:font-size-complex="11.5pt"/>
    </style:style>
    <style:style style:name="P50" style:parent-style-name="Normální" style:family="paragraph">
      <style:paragraph-properties fo:text-align="justify">
        <style:tab-stops>
          <style:tab-stop style:type="center" style:position="4.3312in"/>
        </style:tab-stops>
      </style:paragraph-properties>
    </style:style>
    <style:style style:name="T51" style:parent-style-name="Standardnípísmoodstavce" style:family="text">
      <style:text-properties style:font-name-complex="Arial" fo:color="#333333" fo:font-size="12pt" style:font-size-asian="12pt"/>
    </style:style>
    <style:style style:name="T52" style:parent-style-name="Standardnípísmoodstavce" style:family="text">
      <style:text-properties style:font-name-complex="Arial" fo:color="#333333" fo:font-size="12pt" style:font-size-asian="12pt"/>
    </style:style>
    <style:style style:name="T53" style:parent-style-name="Standardnípísmoodstavce" style:family="text">
      <style:text-properties style:font-name-complex="Arial" fo:font-size="12pt" style:font-size-asian="12pt"/>
    </style:style>
    <style:style style:name="P54" style:parent-style-name="Normální" style:family="paragraph">
      <style:paragraph-properties fo:text-align="justify">
        <style:tab-stops>
          <style:tab-stop style:type="center" style:position="4.3312in"/>
        </style:tab-stops>
      </style:paragraph-properties>
      <style:text-properties style:font-name-complex="Arial" fo:font-size="12pt" style:font-size-asian="12pt"/>
    </style:style>
    <style:style style:name="P55" style:parent-style-name="Normální" style:family="paragraph">
      <style:paragraph-properties fo:text-align="justify">
        <style:tab-stops>
          <style:tab-stop style:type="center" style:position="4.3312in"/>
        </style:tab-stops>
      </style:paragraph-properties>
    </style:style>
    <style:style style:name="T56" style:parent-style-name="Standardnípísmoodstavce" style:family="text">
      <style:text-properties style:font-name-complex="Arial" fo:font-size="12pt" style:font-size-asian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/2021<text:bookmark-end text:name="Text14"/></text:p>
            <text:p text:style-name="Normální">KVOP-3668/2021<text:bookmark-end text:name="Text2"/></text:p>
            <text:p text:style-name="Normální"><text:bookmark-start text:name="Text6"/>27. 01. 2021<text:bookmark-end text:name="Text6"/></text:p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T. H.</text:p>
            <text:p text:style-name="Normální"/>
            <text:p text:style-name="P17">e-mail:<text:s/></text:p>
            <text:p text:style-name="Normální"><text:bookmark-start text:name="Text10"/><text:s text:c="5"/><text:bookmark-end text:name="Text10"/></text:p>
            <text:p text:style-name="Normální"><text:bookmark-start text:name="Text11"/><text:s/><text:bookmark-end text:name="Text11"/><text:s/><text:bookmark-start text:name="Text12"/><text:s text:c="5"/><text:bookmark-end text:name="Text12"/></text:p>
            <text:p text:style-name="Normální"/>
            <text:p text:style-name="Normální"/>
          </table:table-cell>
        </table:table-row>
      </table:table>
      <text:h text:style-name="Nadpis1" text:outline-level="1">Sdělení<text:s/>o poskytnutí informace<text:s/></text:h>
      <text:p text:style-name="P18">Vážená paní H.,</text:p>
      <text:p text:style-name="P19"/>
      <text:p text:style-name="P20">dne 19. 1. 2021 byla do Kanceláře veřejného ochránce práv doručena Vaše žádost podle zákona č. 106/1999 Sb., o svobodném přístupu k informacím, ve znění pozdějších předpisů, kterou žádáte pro svoji závěrečnou práci statistické údaje za rok 2019 ve Vámi požadovaném člení.</text:p>
      <text:p text:style-name="P21"/>
      <text:p text:style-name="P22">K výše uvedenému Vám sděluji:</text:p>
      <text:p text:style-name="P23"/>
      <text:p text:style-name="P24"><text:span text:style-name="T25">počet podnětů celkem</text:span><text:span text:style-name="T26"><text:tab/></text:span><text:span text:style-name="T27"><text:tab/>7 7840 podnětů</text:span></text:p>
      <text:p text:style-name="P28">z toho:<text:s/></text:p>
      <text:p text:style-name="P29">- v působnosti<text:tab/>5 534 podnětů <text:s/>(71%)</text:p>
      <text:p text:style-name="P30">- v nepůsobnosti<text:tab/><text:tab/>2 306 podnětů <text:s/>(29%)</text:p>
      <text:p text:style-name="P31"/>
      <text:p text:style-name="P32"><text:span text:style-name="T33">vyřízeno</text:span><text:span text:style-name="T34"><text:tab/></text:span><text:span text:style-name="T35"><text:tab/>7 670 podnětů.</text:span></text:p>
      <text:p text:style-name="P36"/>
      <text:p text:style-name="P37">Ve 187<text:s/>případech jsme nezjistili pochybení nebo diskriminaci.</text:p>
      <text:p text:style-name="P38">Veřejná ochránkyně práv provedla šetření v dotčených úřadech, v šetřené věci však neshledala pochybení ani rozpor s principy dobré správy, příp. zjištěná drobná pochybení neměla vliv na rozhodnutí ve věci.</text:p>
      <text:p text:style-name="P39"/>
      <text:p text:style-name="P40">V 521 případech jsme konstatovali pochybení nebo diskriminaci.</text:p>
      <text:p text:style-name="P41"/>
      <text:p text:style-name="P42"><text:span text:style-name="T43">K Vašemu dotazu, kde je možné získat požadované údaje Vám sděluji, že veškeré informace o činnosti veřejného ochránce práv jsou dostupné na<text:s/></text:span><text:a xlink:href="http://www.ochrance.cz" office:target-frame-name="_top" xlink:show="replace"><text:span text:style-name="T44">www.ochrance.cz</text:span></text:a><text:span text:style-name="T45">. Konkrétní informace o činnosti veřejného ochránce práv za rok 2019 naleznete ve „Výroční zprávě“<text:s/></text:span><text:a xlink:href="https://www.ochrance.cz/fileadmin/user_upload/zpravy_pro_poslaneckou_snemovnu/Vyrocni-zprava-2019.pdf" office:target-frame-name="_top" xlink:show="replace"><text:span text:style-name="Hypertextovýodkaz">https://www.ochrance.cz</text:span><text:span text:style-name="Hypertextovýodkaz">/fileadmin/user_upload/zpravy_pro_poslaneckou_snemovnu/Vyrocni-zprava-2019.pdf</text:span></text:a><text:span text:style-name="T46">.</text:span></text:p>
      <text:p text:style-name="P47"/>
      <text:p text:style-name="P48">S pozdravem</text:p>
      <text:p text:style-name="P49"/>
      <text:p text:style-name="P50"><text:span text:style-name="T51"><text:s text:c="3"/></text:span><text:span text:style-name="T52"><text:tab/></text:span><text:span text:style-name="T53">JUDr. Pavel Pořízek, Ph.D. v. r.</text:span></text:p>
      <text:p text:style-name="P54"><text:tab/><text:s text:c="18"/>vedoucí Kanceláře veřejného ochránce práv</text:p>
      <text:p text:style-name="P55"><text:span text:style-name="T56"><text:tab/>(dopis je elektronicky podepsán)</text:span>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3582*</text:span></text:p>
        <text:p text:style-name="P12"><text:span text:style-name="T13">KVOPX00B3582</text:span>KVOPX00B3582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1-28T11:34:00Z</meta:creation-date>
    <dc:date>2021-01-28T11:35:00Z</dc:date>
    <meta:print-date>2021-01-27T09:30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3" meta:word-count="236" meta:character-count="1627" meta:row-count="11" meta:non-whitespace-character-count="1394"/>
  </office:meta>
</office:document-meta>
</file>